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20pt" style:font-size-asian="20pt" style:font-size-complex="20pt" fo:language="fr" fo:country="FR"/>
    </style:style>
    <style:style style:name="P2" style:parent-style-name="Normal" style:family="paragraph">
      <style:text-properties fo:language="fr" fo:country="FR"/>
    </style:style>
    <style:style style:name="P3" style:parent-style-name="Normal" style:family="paragraph">
      <style:text-properties fo:font-size="14pt" style:font-size-asian="14pt" style:font-size-complex="14pt"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T7" style:parent-style-name="Policepardéfaut" style:family="text">
      <style:text-properties fo:language="fr" fo:country="FR"/>
    </style:style>
    <style:style style:name="T8" style:parent-style-name="Policepardéfaut" style:family="text">
      <style:text-properties fo:language="fr" fo:country="FR"/>
    </style:style>
    <style:style style:name="T9" style:parent-style-name="Policepardéfaut" style:family="text">
      <style:text-properties fo:language="fr" fo:country="FR"/>
    </style:style>
    <style:style style:name="T10" style:parent-style-name="Policepardéfaut" style:family="text">
      <style:text-properties fo:language="fr" fo:country="FR"/>
    </style:style>
  </office:automatic-styles>
  <office:body>
    <office:text text:use-soft-page-breaks="true">
      <text:p text:style-name="P1">TheGameShip</text:p>
      <text:p text:style-name="P2"/>
      <text:p text:style-name="P3">Explication du diagramme de classe :</text:p>
      <text:p text:style-name="P4"/>
      <text:p text:style-name="P5"><text:tab/>Le modèle permettant de se servir du jeu étant issue<text:s/>d’un précédent jeu développé<text:s/>en JavaFx, celui-ci comporte quelques parties qui ne représente pas la « façon de faire classique » en Android.</text:p>
      <text:p text:style-name="P6">Par exemple, dans le jeu, tout est entité. Une entité est très basique et ne possède qu’un nom. On se charge alors de lui ajouter des composants lui donnant de nouvelles capacités.<text:s/>Cette méthode de faire vient du patron de conception « décorateur » et complexifie beaucoup le modèle pour peu d’avantages.</text:p>
      <text:p text:style-name="Normal"><text:span text:style-name="T7">Le système de déplacement et de collision pose aussi un problème car c’est un « Level » (notre manager) teste bêtement les collisions des entités présentes dans le jeu. Une manière de faire plus académique aurait été de faire<text:s/></text:span><text:span text:style-name="T8">en</text:span><text:span text:style-name="T9"><text:s/>sorte</text:span><text:span text:style-name="T10"><text:s/>que l’entité elle-même gère son déplac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5%"/>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HandyS11</meta:initial-creator>
    <dc:creator>. HandyS11</dc:creator>
    <meta:creation-date>2022-03-27T15:42:00Z</meta:creation-date>
    <dc:date>2022-03-27T20:54:00Z</dc:date>
    <meta:template xlink:href="Normal.dotm" xlink:type="simple"/>
    <meta:editing-cycles>9</meta:editing-cycles>
    <meta:editing-duration>PT660S</meta:editing-duration>
    <meta:document-statistic meta:page-count="1" meta:paragraph-count="1" meta:word-count="124" meta:character-count="830" meta:row-count="5" meta:non-whitespace-character-count="707"/>
  </office:meta>
</office:document-meta>
</file>